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list-style-name="L1">
      <style:text-properties officeooo:rsid="0014cd4f" officeooo:paragraph-rsid="0014cd4f"/>
    </style:style>
    <style:style style:name="P2" style:family="paragraph" style:parent-style-name="Standard">
      <style:text-properties officeooo:rsid="0015e510" officeooo:paragraph-rsid="0015e510"/>
    </style:style>
    <style:style style:name="P3" style:family="paragraph" style:parent-style-name="Standard" style:list-style-name="L1">
      <style:text-properties officeooo:rsid="001788a1" officeooo:paragraph-rsid="001788a1"/>
    </style:style>
    <style:style style:name="P4" style:family="paragraph" style:parent-style-name="Standard" style:list-style-name="L1">
      <style:text-properties officeooo:rsid="00181aca" officeooo:paragraph-rsid="00181aca"/>
    </style:style>
    <style:style style:name="P5" style:family="paragraph" style:parent-style-name="Standard">
      <style:text-properties officeooo:rsid="00199413" officeooo:paragraph-rsid="00199413"/>
    </style:style>
    <style:style style:name="P6" style:family="paragraph" style:parent-style-name="Standard" style:list-style-name="L1">
      <style:text-properties officeooo:rsid="00199413" officeooo:paragraph-rsid="00199413"/>
    </style:style>
    <style:style style:name="P7" style:family="paragraph" style:parent-style-name="Standard">
      <style:text-properties officeooo:paragraph-rsid="00199413"/>
    </style:style>
    <style:style style:name="P8" style:family="paragraph" style:parent-style-name="Standard">
      <style:text-properties fo:font-weight="bold" officeooo:rsid="001dcf6c" officeooo:paragraph-rsid="0023e5ea" style:font-weight-asian="bold" style:font-weight-complex="bold"/>
    </style:style>
    <style:style style:name="P9" style:family="paragraph" style:parent-style-name="Standard">
      <style:text-properties fo:font-weight="bold" officeooo:rsid="001dcf6c" officeooo:paragraph-rsid="00253c46"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4cd4f" style:font-weight-asian="normal" style:font-weight-complex="normal"/>
    </style:style>
    <style:style style:name="T4" style:family="text">
      <style:text-properties style:text-underline-style="none" fo:font-weight="normal" officeooo:rsid="001788a1" style:font-weight-asian="normal" style:font-weight-complex="normal"/>
    </style:style>
    <style:style style:name="T5" style:family="text">
      <style:text-properties style:text-underline-style="none" fo:font-weight="normal" officeooo:rsid="00181a1f" style:font-weight-asian="normal" style:font-weight-complex="normal"/>
    </style:style>
    <style:style style:name="T6" style:family="text">
      <style:text-properties style:text-underline-style="none" fo:font-weight="normal" officeooo:rsid="00181aca" style:font-weight-asian="normal" style:font-weight-complex="normal"/>
    </style:style>
    <style:style style:name="T7" style:family="text">
      <style:text-properties style:text-underline-style="none" fo:font-weight="normal" officeooo:rsid="001b62d9" style:font-weight-asian="normal" style:font-weight-complex="normal"/>
    </style:style>
    <style:style style:name="T8" style:family="text">
      <style:text-properties style:text-underline-style="none" fo:font-weight="normal" officeooo:rsid="001b6e22" style:font-weight-asian="normal" style:font-weight-complex="normal"/>
    </style:style>
    <style:style style:name="T9" style:family="text">
      <style:text-properties style:text-underline-style="none" fo:font-weight="normal" officeooo:rsid="001c8a6b" style:font-weight-asian="normal" style:font-weight-complex="normal"/>
    </style:style>
    <style:style style:name="T10" style:family="text">
      <style:text-properties style:text-underline-style="none" fo:font-weight="normal" officeooo:rsid="001effbd" style:font-weight-asian="normal" style:font-weight-complex="normal"/>
    </style:style>
    <style:style style:name="T11" style:family="text">
      <style:text-properties style:text-underline-style="none" fo:font-weight="normal" officeooo:rsid="001ff365" style:font-weight-asian="normal" style:font-weight-complex="normal"/>
    </style:style>
    <style:style style:name="T12" style:family="text">
      <style:text-properties style:text-underline-style="none" fo:font-weight="normal" officeooo:rsid="0020785f" style:font-weight-asian="normal" style:font-weight-complex="normal"/>
    </style:style>
    <style:style style:name="T13" style:family="text">
      <style:text-properties style:text-underline-style="none" fo:font-weight="normal" officeooo:rsid="00211264" style:font-weight-asian="normal" style:font-weight-complex="normal"/>
    </style:style>
    <style:style style:name="T14" style:family="text">
      <style:text-properties style:text-underline-style="none" fo:font-weight="normal" officeooo:rsid="0022c876" style:font-weight-asian="normal" style:font-weight-complex="normal"/>
    </style:style>
    <style:style style:name="T15" style:family="text">
      <style:text-properties style:text-underline-style="none" fo:font-weight="normal" officeooo:rsid="00236fd3" style:font-weight-asian="normal" style:font-weight-complex="normal"/>
    </style:style>
    <style:style style:name="T16" style:family="text">
      <style:text-properties style:text-underline-style="none" fo:font-weight="normal" officeooo:rsid="0023e5ea" style:font-weight-asian="normal" style:font-weight-complex="normal"/>
    </style:style>
    <style:style style:name="T17" style:family="text">
      <style:text-properties style:text-underline-style="none" fo:font-weight="normal" officeooo:rsid="00253c46" style:font-weight-asian="normal" style:font-weight-complex="normal"/>
    </style:style>
    <style:style style:name="T18" style:family="text">
      <style:text-properties style:text-underline-style="none" fo:font-weight="bold" officeooo:rsid="0014cd4f" style:font-weight-asian="bold" style:font-weight-complex="bold"/>
    </style:style>
    <style:style style:name="T19" style:family="text">
      <style:text-properties style:text-underline-style="none" officeooo:rsid="001c8a6b"/>
    </style:style>
    <style:style style:name="T20" style:family="text">
      <style:text-properties style:text-underline-style="none" officeooo:rsid="001effbd"/>
    </style:style>
    <style:style style:name="T21" style:family="text">
      <style:text-properties style:text-underline-style="none" officeooo:rsid="0020785f"/>
    </style:style>
    <style:style style:name="T22" style:family="text">
      <style:text-properties style:text-underline-style="none" officeooo:rsid="0022c876"/>
    </style:style>
    <style:style style:name="T23" style:family="text">
      <style:text-properties style:text-underline-style="none" officeooo:rsid="00236fd3"/>
    </style:style>
    <style:style style:name="T24" style:family="text">
      <style:text-properties style:text-underline-style="none" officeooo:rsid="0023e5ea"/>
    </style:style>
    <style:style style:name="T25" style:family="text">
      <style:text-properties style:text-underline-style="none" officeooo:rsid="00253c46"/>
    </style:style>
    <style:style style:name="T26" style:family="text">
      <style:text-properties style:text-underline-style="solid" style:text-underline-width="auto" style:text-underline-color="font-color" fo:font-weight="bold" officeooo:rsid="0014cd4f"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6">Niranjan Knowledge Transfer<text:line-break/><text:line-break/></text:span><text:span text:style-name="T18">Profiles </text:span></text:p>
      <text:p text:style-name="P7"><text:span text:style-name="T3">Data that will drive our platform</text:span></text:p>
      <text:p text:style-name="P2"><text:span text:style-name="T3">S</text:span><text:span text:style-name="T2">tored in RAM so that platform can read data as per requirement as and when required.</text:span></text:p>
      <text:p text:style-name="P2"><text:span text:style-name="T2">Er lang can convert simple text file to it's native er lang object. No separate parser required.<text:line-break/></text:span></text:p>
      <text:p text:style-name="P2"><text:span text:style-name="T2"/></text:p>
      <text:list xml:id="list7347645526144444643" text:style-name="L1">
        <text:list-item>
          <text:p text:style-name="P1"><text:span text:style-name="T2">Network – </text:span><text:span text:style-name="T4">There can be multiple networks in one single installation of platform.</text:span></text:p>
        </text:list-item>
        <text:list-item>
          <text:p text:style-name="P3"><text:span text:style-name="T2">Account Range – </text:span><text:span text:style-name="T5">Account range has the card number ranges mapped to Base Route IDs.</text:span></text:p>
        </text:list-item>
        <text:list-item>
          <text:p text:style-name="P3"><text:span text:style-name="T2">Route – Route is done based on card number right now in our platform. </text:span><text:span text:style-name="T5">It is just a logical representation of a path that will lead to the right Processor and subsequently the right endpoint. </text:span><text:span text:style-name="T6">Base Route ID is the entry point to route and from there based on transaction type etc. and routing priority we decide if enhanced route has to be applied.</text:span></text:p>
        </text:list-item>
        <text:list-item>
          <text:p text:style-name="P4"><text:span text:style-name="T2">Processor – Processor will have multiple endpoints. Endpoints are unique across a network.</text:span></text:p>
        </text:list-item>
        <text:list-item>
          <text:p text:style-name="P6"><text:span text:style-name="T2">Endpoints- <text:s/>are the Ips where the actually processing is done. Acquirers and Issuers interact though the endpoints via their processors.<text:line-break/>***</text:span><text:span text:style-name="T8">IMP – Map messge format id with endpoint (change in profile ui)</text:span></text:p>
        </text:list-item>
        <text:list-item>
          <text:p text:style-name="P6"><text:span text:style-name="T7">Message Format - </text:span><text:span text:style-name="T2"><text:s/></text:span><text:span text:style-name="T9">associated with endpoints, defines how the message will be contructed for transactions.</text:span></text:p>
        </text:list-item>
      </text:list>
      <text:p text:style-name="P5"><text:span text:style-name="T9"/></text:p>
      <text:p text:style-name="P5"><text:span text:style-name="T9"/></text:p>
      <text:p text:style-name="P8"><text:span text:style-name="T19">A</text:span><text:span text:style-name="T1">rchitecture<text:line-break/></text:span><text:span text:style-name="T10">TCP/</text:span><text:span text:style-name="T14">SSL</text:span><text:span text:style-name="T10"> Connection is established between endpoints and our Gateway. </text:span><text:span text:style-name="T20">Endpoint handler </text:span><text:span text:style-name="T10">receives messages and sends it to </text:span><text:span text:style-name="T20">Message Processor</text:span><text:span text:style-name="T10">. All message validations are done in Message Processor. The only validation done at endpoint handler is it verifies the length byte and message is readable as per the length within the timeouts </text:span><text:span text:style-name="T11">and IP validations. </text:span><text:span text:style-name="T21">Message Processor</text:span><text:span text:style-name="T12"> at the Gateway parses and validates only the header of the message </text:span><text:span text:style-name="T14">along with the MTI</text:span><text:span text:style-name="T12"> based on header formats profile. </text:span><text:span text:style-name="T15">Also it constructs a </text:span><text:span text:style-name="T23">SE Context </text:span><text:span text:style-name="T15">from the message.</text:span><text:span text:style-name="T12"> </text:span><text:span text:style-name="T15">All the services in our platform reads and responds in the form of </text:span><text:span text:style-name="T23">SE Context</text:span><text:span text:style-name="T15">. </text:span><text:span text:style-name="T13">If something goes wrong at this point it sends back a message with a reject header. </text:span><text:span text:style-name="T14">Every </text:span><text:span text:style-name="T22">Message Processor </text:span><text:span text:style-name="T14">establishes “n” TCP/SSL connections with each </text:span><text:span text:style-name="T22">SE Services</text:span><text:span text:style-name="T14"> node. Pooler Library does the loads balancing and distributes messages evenly among </text:span><text:span text:style-name="T22">SE Services</text:span><text:span text:style-name="T14"> Nodes. The landing service</text:span><text:span text:style-name="T15">s</text:span><text:span text:style-name="T14"> is decided based on the MTI that is parsed in </text:span><text:span text:style-name="T22">Message Processor</text:span><text:span text:style-name="T14"> itself. </text:span><text:span text:style-name="T15">These landing services are nothing but a T</text:span><text:span text:style-name="T23">ask List</text:span><text:span text:style-name="T15"> in </text:span><text:span text:style-name="T23">SE Context. </text:span><text:span text:style-name="T15">There is a framework responsible for sending message across the task list services.</text:span><text:span text:style-name="T23"> </text:span><text:span text:style-name="T15">Every service has it's own reject code, the framework <text:s/>checks everytime a message is processed by a service if it has a soft reject code or hard reject code. If it's a hard reject code the framework sends it to </text:span><text:span text:style-name="T23">Response Code Resolver</text:span><text:span text:style-name="T15"> </text:span><text:span text:style-name="T16">instead of the next service in the task list else it just continues with the next service. </text:span><text:span text:style-name="T24">Core Field Validator</text:span><text:span text:style-name="T16"> checks the below attributes in the message -</text:span></text:p>
      <text:p text:style-name="P9"><text:span text:style-name="T16"><text:line-break/>***</text:span><text:span text:style-name="T24">VERY IMPORTANT</text:span><text:span text:style-name="T16"> - MTI, Function Code and Processing Code Tran Type together identify the transaction type.<text:line-break/>RRN, Acquiring Institution ID Code, Card Acceptor ID, Card Acceptor Terminal ID identify a message uniquely.<text:line-break/><text:line-break/>After the </text:span><text:span text:style-name="T24">Tran Type Finder</text:span><text:span text:style-name="T16"> identifies the tran type</text:span><text:span text:style-name="T24"> </text:span><text:span text:style-name="T16">of the message more services are added to the Task List accordingly. There is profile called tran_type_parameters profile which tells what services to execute for a particular tran type. </text:span><text:span text:style-name="T25">Action Manager </text:span><text:span text:style-name="T17">acts on the event code generated by the </text:span><text:span text:style-name="T25">Response Code Resolver</text:span><text:span text:style-name="T17"> based on the tran type. Action codes are different for different event codes and tran </text:span><text:soft-page-break/><text:span text:style-name="T17">type like forward request to Issuer, respond back to Acquirer, timeout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11:33:14.807262273</meta:creation-date>
    <dc:date>2019-07-02T16:10:36.054034973</dc:date>
    <meta:editing-duration>PT7M32S</meta:editing-duration>
    <meta:editing-cycles>1</meta:editing-cycles>
    <meta:document-statistic meta:table-count="0" meta:image-count="0" meta:object-count="0" meta:page-count="2" meta:paragraph-count="12" meta:word-count="562" meta:character-count="3403" meta:non-whitespace-character-count="2846"/>
    <meta:generator>LibreOffice/5.0.6.2$Linux_X86_64 LibreOffice_project/00$Build-2</meta:generator>
  </office:meta>
</office:document-meta>
</file>